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2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3.925cm"/>
    </style:style>
    <style:style style:name="co5" style:family="table-column">
      <style:table-column-properties fo:break-before="auto" style:column-width="8.412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1.147cm"/>
    </style:style>
    <style:style style:name="co10" style:family="table-column">
      <style:table-column-properties fo:break-before="auto" style:column-width="4.42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lis</text:p>
          </table:table-cell>
          <table:table-cell office:value-type="string" calcext:value-type="string">
            <text:p>t exported from</text:p>
          </table:table-cell>
          <table:table-cell office:value-type="string" calcext:value-type="string">
            <text:p>C:/Users/akhe/Docu</text:p>
          </table:table-cell>
          <table:table-cell office:value-type="string" calcext:value-type="string">
            <text:p>ments/develop</text:p>
          </table:table-cell>
          <table:table-cell office:value-type="string" calcext:value-type="string">
            <text:p>ment/hardware_zeus/can4vscp/paris_relaydriver/eag</text:p>
          </table:table-cell>
          <table:table-cell office:value-type="string" calcext:value-type="string">
            <text:p>le/smd/paris_relay_rev_</text:p>
          </table:table-cell>
          <table:table-cell office:value-type="string" calcext:value-type="string">
            <text:p>A.sch at</text:p>
          </table:table-cell>
          <table:table-cell office:value-type="string" calcext:value-type="string">
            <text:p>2011-09-30 14:18: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artnumber</text:p>
          </table:table-cell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1D/1N5819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SMB <text:s/>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Protection dio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5819HW-FDICT-ND</text:p>
          </table:table-cell>
          <table:table-cell office:value-type="float" office:value="3.84" calcext:value-type="float">
            <text:p>3,84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1D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Protection dio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5819HW-FDICT-ND</text:p>
          </table:table-cell>
          <table:table-cell office:value-type="float" office:value="3.84" calcext:value-type="float">
            <text:p>3,84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OL-EU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Elektrolytkondens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3951CT-ND</text:p>
          </table:table-cell>
          <table:table-cell office:value-type="float" office:value="5.04" calcext:value-type="float">
            <text:p>5,04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CPOL-EU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Elektrolytkondens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4164CT-ND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NP-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NON-POLARIZED CAP</text:p>
          </table:table-cell>
          <table:table-cell office:value-type="string" calcext:value-type="string">
            <text:p>Avstörningskondensator</text:p>
          </table:table-cell>
          <table:table-cell office:value-type="string" calcext:value-type="string">
            <text:p>Bejoken</text:p>
          </table:table-cell>
          <table:table-cell office:value-type="string" calcext:value-type="string">
            <text:p>M0805X104K050T-X522526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Bejoken</text:p>
          </table:table-cell>
          <table:table-cell office:value-type="float" office:value="522419" calcext:value-type="float">
            <text:p>522419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Avstörningskondensator</text:p>
          </table:table-cell>
          <table:table-cell office:value-type="string" calcext:value-type="string">
            <text:p>Bejoken</text:p>
          </table:table-cell>
          <table:table-cell office:value-type="float" office:value="522526" calcext:value-type="float">
            <text:p>522526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Bejoken</text:p>
          </table:table-cell>
          <table:table-cell office:value-type="float" office:value="522419" calcext:value-type="float">
            <text:p>522419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Avstörningskondensator</text:p>
          </table:table-cell>
          <table:table-cell office:value-type="string" calcext:value-type="string">
            <text:p>Bejoken</text:p>
          </table:table-cell>
          <table:table-cell office:value-type="float" office:value="522526" calcext:value-type="float">
            <text:p>522526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NUP2105L</text:p>
          </table:table-cell>
          <table:table-cell office:value-type="string" calcext:value-type="string">
            <text:p>DIODE-2CA|AC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ual DIODE Cathode-Anode|Anode-Cathode</text:p>
          </table:table-cell>
          <table:table-cell office:value-type="string" calcext:value-type="string">
            <text:p>Tansient protec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UP2105LT1GOSCT-N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PIC18F2580</text:p>
          </table:table-cell>
          <table:table-cell office:value-type="string" calcext:value-type="string">
            <text:p>PIC18LF252-I/SO</text:p>
          </table:table-cell>
          <table:table-cell office:value-type="string" calcext:value-type="string">
            <text:p>SO28</text:p>
          </table:table-cell>
          <table:table-cell office:value-type="string" calcext:value-type="string">
            <text:p>18F252, 28 pin, 32Kb prog, 1536 data, 256 EEPROM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IC18F2580-I/SO-ND</text:p>
          </table:table-cell>
          <table:table-cell office:value-type="float" office:value="60.96" calcext:value-type="float">
            <text:p>60,96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ULN2003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DRIVER ARRAY</text:p>
          </table:table-cell>
          <table:table-cell office:value-type="string" calcext:value-type="string">
            <text:p>Relay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368-1-ND</text:p>
          </table:table-cell>
          <table:table-cell office:value-type="float" office:value="5.44" calcext:value-type="float">
            <text:p>5,44</text:p>
          </table:table-cell>
          <table:table-cell/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 office:value-type="string" calcext:value-type="string">
            <text:p>MCP2551SN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High Speed CAN tranceiver</text:p>
          </table:table-cell>
          <table:table-cell office:value-type="string" calcext:value-type="string">
            <text:p>CAN trance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2551-I/SN-ND</text:p>
          </table:table-cell>
          <table:table-cell office:value-type="float" office:value="8.96" calcext:value-type="float">
            <text:p>8,96</text:p>
          </table:table-cell>
          <table:table-cell/>
        </table:table-row>
        <table:table-row table:style-name="ro1">
          <table:table-cell office:value-type="string" calcext:value-type="string">
            <text:p>IC4</text:p>
          </table:table-cell>
          <table:table-cell table:number-columns-repeated="2" office:value-type="string" calcext:value-type="string">
            <text:p>LM2575S</text:p>
          </table:table-cell>
          <table:table-cell office:value-type="string" calcext:value-type="string">
            <text:p>TO263-5</text:p>
          </table:table-cell>
          <table:table-cell office:value-type="string" calcext:value-type="string">
            <text:p>National Semiconductor 1.0A "Simple Switcher"(c)</text:p>
          </table:table-cell>
          <table:table-cell office:value-type="string" calcext:value-type="string">
            <text:p>Simpleswitc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2575S-3.3/NOPB-ND</text:p>
          </table:table-cell>
          <table:table-cell office:value-type="float" office:value="23.76" calcext:value-type="float">
            <text:p>23,76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OSTTE-12</text:p>
          </table:table-cell>
          <table:table-cell office:value-type="string" calcext:value-type="string">
            <text:p>PINHEAD-12</text:p>
          </table:table-cell>
          <table:table-cell/>
          <table:table-cell office:value-type="string" calcext:value-type="string">
            <text:p>Terminal Block ' 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2737-ND</text:p>
          </table:table-cell>
          <table:table-cell office:value-type="float" office:value="11.68" calcext:value-type="float">
            <text:p>11,68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A00-108-220-450</text:p>
          </table:table-cell>
          <table:table-cell office:value-type="string" calcext:value-type="string">
            <text:p>RJ-45</text:p>
          </table:table-cell>
          <table:table-cell/>
          <table:table-cell office:value-type="string" calcext:value-type="string">
            <text:p>RJ-45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1-1099-ND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/>
          <table:table-cell table:number-columns-repeated="2" office:value-type="string" calcext:value-type="string">
            <text:p>MA06-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Enkel stiftlis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1035-50-ND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/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Enkel stiftlis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1035-50-ND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Enkel stiftlis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1035-50-ND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30 uH</text:p>
          </table:table-cell>
          <table:table-cell table:number-columns-repeated="2" office:value-type="string" calcext:value-type="string">
            <text:p>DO3316P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Drossel 330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3-1514-1-ND</text:p>
          </table:table-cell>
          <table:table-cell office:value-type="float" office:value="10.24" calcext:value-type="float">
            <text:p>10,24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Grö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1410-1-ND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Rö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1415-1-ND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Rö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1415-1-ND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Rö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1415-1-ND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LED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Rö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1415-1-ND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LE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Rö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1415-1-ND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LED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Rö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1415-1-ND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LED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Rö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1415-1-ND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LED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Rö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1415-1-ND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10 MHz</text:p>
          </table:table-cell>
          <table:table-cell office:value-type="string" calcext:value-type="string">
            <text:p>HC-49S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Digikey 887-1050-1-nd</text:p>
          </table:table-cell>
          <table:table-cell office:value-type="string" calcext:value-type="string">
            <text:p>10 MHz Crysta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87-1050-1-ND</text:p>
          </table:table-cell>
          <table:table-cell office:value-type="float" office:value="4.24" calcext:value-type="float">
            <text:p>4,24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ejoken</text:p>
          </table:table-cell>
          <table:table-cell office:value-type="float" office:value="454650" calcext:value-type="float">
            <text:p>454650</text:p>
          </table:table-cell>
          <table:table-cell office:value-type="string" calcext:value-type="string">
            <text:p>0.01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ejoken</text:p>
          </table:table-cell>
          <table:table-cell office:value-type="float" office:value="454676" calcext:value-type="float">
            <text:p>454676</text:p>
          </table:table-cell>
          <table:table-cell office:value-type="string" calcext:value-type="string">
            <text:p>0.01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ejoken</text:p>
          </table:table-cell>
          <table:table-cell office:value-type="float" office:value="454650" calcext:value-type="float">
            <text:p>454650</text:p>
          </table:table-cell>
          <table:table-cell office:value-type="string" calcext:value-type="string">
            <text:p>0.01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ejoken</text:p>
          </table:table-cell>
          <table:table-cell office:value-type="float" office:value="454676" calcext:value-type="float">
            <text:p>454676</text:p>
          </table:table-cell>
          <table:table-cell office:value-type="string" calcext:value-type="string">
            <text:p>0.01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ejoken</text:p>
          </table:table-cell>
          <table:table-cell office:value-type="float" office:value="454650" calcext:value-type="float">
            <text:p>454650</text:p>
          </table:table-cell>
          <table:table-cell office:value-type="string" calcext:value-type="string">
            <text:p>0.01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ejoken</text:p>
          </table:table-cell>
          <table:table-cell office:value-type="float" office:value="454650" calcext:value-type="float">
            <text:p>454650</text:p>
          </table:table-cell>
          <table:table-cell office:value-type="string" calcext:value-type="string">
            <text:p>0.01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ejoken</text:p>
          </table:table-cell>
          <table:table-cell office:value-type="float" office:value="454650" calcext:value-type="float">
            <text:p>454650</text:p>
          </table:table-cell>
          <table:table-cell office:value-type="string" calcext:value-type="string">
            <text:p>0.01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ejoken</text:p>
          </table:table-cell>
          <table:table-cell office:value-type="float" office:value="454650" calcext:value-type="float">
            <text:p>454650</text:p>
          </table:table-cell>
          <table:table-cell office:value-type="string" calcext:value-type="string">
            <text:p>0.01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ejoken</text:p>
          </table:table-cell>
          <table:table-cell office:value-type="float" office:value="454650" calcext:value-type="float">
            <text:p>454650</text:p>
          </table:table-cell>
          <table:table-cell office:value-type="string" calcext:value-type="string">
            <text:p>0.01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ejoken</text:p>
          </table:table-cell>
          <table:table-cell office:value-type="float" office:value="454650" calcext:value-type="float">
            <text:p>454650</text:p>
          </table:table-cell>
          <table:table-cell office:value-type="string" calcext:value-type="string">
            <text:p>0.01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Bejoken</text:p>
          </table:table-cell>
          <table:table-cell office:value-type="float" office:value="454650" calcext:value-type="float">
            <text:p>454650</text:p>
          </table:table-cell>
          <table:table-cell office:value-type="string" calcext:value-type="string">
            <text:p>0.01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31-XX</text:p>
          </table:table-cell>
          <table:table-cell office:value-type="string" calcext:value-type="string">
            <text:p>B3F-31XX</text:p>
          </table:table-cell>
          <table:table-cell office:value-type="string" calcext:value-type="string">
            <text:p>OMRON SWITCH</text:p>
          </table:table-cell>
          <table:table-cell office:value-type="string" calcext:value-type="string">
            <text:p>Init switch</text:p>
          </table:table-cell>
          <table:table-cell office:value-type="string" calcext:value-type="string">
            <text:p>Elfa</text:p>
          </table:table-cell>
          <table:table-cell office:value-type="string" calcext:value-type="string">
            <text:p>35-677-65</text:p>
          </table:table-cell>
          <table:table-cell office:value-type="float" office:value="2.89" calcext:value-type="float">
            <text:p>2,89</text:p>
          </table:table-cell>
          <table:table-cell office:value-type="string" calcext:value-type="string">
            <text:p>Byt till SKHHLMA010 <text:s/>35-657-44</text:p>
          </table:table-cell>
        </table:table-row>
        <table:table-row table:style-name="ro1">
          <table:table-cell table:number-columns-repeated="8"/>
          <table:table-cell table:style-name="ce1" table:formula="of:=SUM([.I4:.I45])" office:value-type="float" office:value="164.23" calcext:value-type="float">
            <text:p>164,23</text:p>
          </table:table-cell>
          <table:table-cell/>
        </table:table-row>
      </table:table>
      <table:table table:name="Sheet1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00-00-00</text:date>, <text:time style:data-style-name="N2" text:time-value="0000-00-00T09:38:21.5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25S</meta:editing-duration>
    <meta:editing-cycles>6</meta:editing-cycles>
    <meta:generator>LibreOffice/4.1.4.2$Windows_x86 LibreOffice_project/0a0440ccc0227ad9829de5f46be37cfb6edcf72</meta:generator>
    <dc:date>2014-03-04T11:10:40.918000000</dc:date>
    <meta:document-statistic meta:table-count="4" meta:cell-count="391" meta:object-count="0"/>
    <meta:user-defined meta:name="Info 1"/>
    <meta:user-defined meta:name="Info 2"/>
    <meta:user-defined meta:name="Info 3"/>
    <meta:user-defined meta:name="Info 4"/>
  </office:meta>
</office:document-meta>
</file>